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8ba6d" officeooo:paragraph-rsid="0018ba6d"/>
    </style:style>
    <style:style style:name="P2" style:family="paragraph" style:parent-style-name="Standard">
      <style:text-properties fo:font-weight="bold" style:font-weight-asian="bold" style:font-weight-complex="bold"/>
    </style:style>
    <style:style style:name="P3" style:family="paragraph" style:parent-style-name="Text_20_body" style:list-style-name="L1">
      <style:text-properties officeooo:rsid="0018ba6d" officeooo:paragraph-rsid="0018ba6d"/>
    </style:style>
    <style:style style:name="P4" style:family="paragraph" style:parent-style-name="Text_20_body" style:list-style-name="L2">
      <style:text-properties officeooo:rsid="0018ba6d" officeooo:paragraph-rsid="0018ba6d"/>
    </style:style>
    <style:style style:name="P5" style:family="paragraph" style:parent-style-name="Text_20_body" style:list-style-name="L4">
      <style:text-properties officeooo:rsid="0018ba6d" officeooo:paragraph-rsid="0018ba6d"/>
    </style:style>
    <style:style style:name="P6" style:family="paragraph" style:parent-style-name="Text_20_body" style:list-style-name="L5">
      <style:text-properties officeooo:rsid="0019ddf1" officeooo:paragraph-rsid="0019ddf1"/>
    </style:style>
    <style:style style:name="P7" style:family="paragraph" style:parent-style-name="Text_20_body" style:list-style-name="L6">
      <style:text-properties officeooo:rsid="001ab7b4" officeooo:paragraph-rsid="001ab7b4"/>
    </style:style>
    <style:style style:name="P8" style:family="paragraph" style:parent-style-name="Text_20_body" style:list-style-name="L7">
      <style:text-properties officeooo:rsid="001ab7b4" officeooo:paragraph-rsid="001ab7b4"/>
    </style:style>
    <style:style style:name="P9" style:family="paragraph" style:parent-style-name="Text_20_body" style:list-style-name="L9">
      <style:text-properties officeooo:rsid="001b5cff" officeooo:paragraph-rsid="001b5cff"/>
    </style:style>
    <style:style style:name="P10" style:family="paragraph" style:parent-style-name="Text_20_body" style:list-style-name="L10">
      <style:text-properties officeooo:rsid="001b5cff" officeooo:paragraph-rsid="001b5cff"/>
    </style:style>
    <style:style style:name="P11" style:family="paragraph" style:parent-style-name="Text_20_body" style:list-style-name="L9">
      <style:text-properties officeooo:paragraph-rsid="001b5cff"/>
    </style:style>
    <style:style style:name="P12" style:family="paragraph" style:parent-style-name="Text_20_body" style:list-style-name="L10">
      <style:text-properties officeooo:rsid="001bc626" officeooo:paragraph-rsid="001bc626"/>
    </style:style>
    <style:style style:name="T1" style:family="text">
      <style:text-properties fo:language="en" fo:country="US" officeooo:rsid="0018ba6d"/>
    </style:style>
    <style:style style:name="T2" style:family="text">
      <style:text-properties fo:font-weight="bold" style:font-weight-asian="bold" style:font-weight-complex="bold"/>
    </style:style>
    <style:style style:name="T3" style:family="text">
      <style:text-properties officeooo:rsid="001b5c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 the following, we present the state of the art MPEG-7 based multimedia ontologies,</text:span></text:p>
      <text:p text:style-name="P1"><text:span text:style-name="T2">outlining main characteristics including</text:span> MPEG-7 coverage, representation language, modularity and manual vs automatic engineering. <text:span text:style-name="T2">Furthermore, a brief account of the applications</text:span></text:p>
      <text:p text:style-name="P1">where they have been utilized is given.</text:p>
      <text:p text:style-name="P1"/>
      <text:h text:style-name="Heading_20_1" text:outline-level="1">The Harmony MPEG-7 based ontology</text:h>
      <text:list xml:id="list9017067548861199100" text:style-name="L1">
        <text:list-item>
          <text:p text:style-name="P3"><text:s/>the first initiative to attach formal semantics to MPEG-7</text:p>
        </text:list-item>
        <text:list-item>
          <text:p text:style-name="P3">The different MPEG-7 content and segment types are modelled as classes, and so are the visual descriptors, while properties have been used for the modelling the decomposition schemes.</text:p>
        </text:list-item>
        <text:list-item>
          <text:p text:style-name="P3">Hunter’s MPEG-7 ontology has been utilised for ontology-based semantic analysis and annotation of fuel cell [19] and pancreatic cell images [22,20]</text:p>
        </text:list-item>
      </text:list>
      <text:h text:style-name="Heading_20_1" text:outline-level="1">The aceMedia MPEG-7 based ontology</text:h>
      <text:list xml:id="list7718264542636285887" text:style-name="L2">
        <text:list-item>
          <text:p text:style-name="P4">The modelling choices taken in the development of MSO and VDO follow the same engineering principles with Hunter’s ontology resulting in an analogous class hierarchies.</text:p>
        </text:list-item>
        <text:list-item>
          <text:p text:style-name="P4">The MSO and VDO ontologies have been used for supporting semantic image and video analysis and annotation, addressing both personal and commercial content domains, including beach holidays, tennis games, etc. [24,25].</text:p>
        </text:list-item>
      </text:list>
      <text:h text:style-name="Heading_20_1" text:outline-level="1">The SmartWeb MPEG-7 based ontology</text:h>
      <text:list xml:id="list7795658424059663783" text:style-name="L4">
        <text:list-item>
          <text:p text:style-name="P5">Among them an MPEG-7 based ontology to support the annotation of multimedia content [13,28]</text:p>
        </text:list-item>
        <text:list-item>
          <text:p text:style-name="P5">The developed approach, realising a metamodelling ontological framework, allows to</text:p>
        </text:list-item>
        <text:list-item>
          <text:p text:style-name="P5">model formally the MPEG-7 descriptions and export them into OWL and RDFS, with corresponding expressivity comprises. The covered MPEG-7 descriptions include the structural, localisation, media and low-level description tools. Further description aspects, such creation and production, are covered indirectly, through media-independent classes and properties building on the two foundational ontologies.</text:p>
        </text:list-item>
        <text:list-item>
          <text:p text:style-name="P5">The developed MPEG-7 based ontology has been utilised in the annotation of soccer videos providing support for addressing structural and low-level features descriptions. </text:p>
        </text:list-item>
      </text:list>
      <text:h text:style-name="Heading_20_1" text:outline-level="1">The Boemie MPEG-7 based ontology</text:h>
      <text:list xml:id="list5922724770892161354" text:style-name="L5">
        <text:list-item>
          <text:p text:style-name="P6">In an attempt to capture unequivocally the semantics of the MPEG-7 MDS structural descriptions, as well as the Visual and Audio Parts in a more declarative way, two OWL DLontologies have been developed within the context of the BOEMIE project</text:p>
        </text:list-item>
        <text:list-item>
          <text:p text:style-name="P6">Key consideration for both ontologies has been the advocation of a clean conceptualisation to avail of reasoning capabilities</text:p>
        </text:list-item>
        <text:list-item>
          <text:p text:style-name="P6"><text:soft-page-break/>Furthermore, MCO introduces some additional aspects to the MPEG-7 structural description tools. Among them is the discrimination of decomposition into logical units and decomposition into multimedia segments that not necessarily share a logical coherence</text:p>
        </text:list-item>
        <text:list-item>
          <text:p text:style-name="P6">The context under which the two ontologies have been utilised is that of multimedia documents semantic analysis, annotation and retrieval [31] </text:p>
        </text:list-item>
        <text:list-item>
          <text:p text:style-name="P6">DO supports the representation of automatically extracted low-level features, used for classification training purposes. MCO assists in the representation of the classification results in order to acquire higher level semantic interpretations through reasoning, and also allows for more effective retrieval by allowing access to the exact content parts that are of interest.</text:p>
        </text:list-item>
      </text:list>
      <text:h text:style-name="Heading_20_1" text:outline-level="1">The Rhizomik MPEG-7 based ontology</text:h>
      <text:list xml:id="list2341142718356098986" text:style-name="L6">
        <text:list-item>
          <text:p text:style-name="P7">Contrary to the aforementioned efforts that target partial translations of MPEG-7 in a manual fashion, the Rhizomik ontology, developed within the ReDeFer project, proposes a fully automatic translation of the complete MPEG-7 Schema to OWL [12]. It is based on a generic XML Schema to Web Ontology Language mapping, called XSD2OWL</text:p>
        </text:list-item>
        <text:list-item>
          <text:p text:style-name="P7">Application examples of the resulting MPEG-7 ontology include the semantic integration and retrieval of music metadata, while the XML Schema to OWL translation has been additionally validated in the Digital Right Management and E-Business domains [32, 33]</text:p>
        </text:list-item>
      </text:list>
      <text:h text:style-name="Heading_20_1" text:outline-level="1">The DS-MIRF MPEG-7 based ontology</text:h>
      <text:list xml:id="list3134141366731057715" text:style-name="L7">
        <text:list-item>
          <text:p text:style-name="P8">Within the DS-MIRF framework [34,35], the complete MPEG-7 MDS plus the tools from the Visual and Audio parts that are required in MDS descriptions have been manually translated into an OWL DL ontology.</text:p>
        </text:list-item>
        <text:list-item>
          <text:p text:style-name="P8">As in the case of the Rhizomik ontology, a one to one translation has been followed taking into account all elements appearing in the respective MPEG-7 description tools. Thus the two share similar class hierarchies and definitions, and the same semantic ambiguities.</text:p>
        </text:list-item>
        <text:list-item>
          <text:p text:style-name="P8">Regarding the Semantic DS, a systematic methodology has been presented for the integration of domain specific semantics with the general-purpose semantic entities of MPEG-7 [11]. Unlike the Rhizomik ontology, the DS-MIRF framework provides a straightforward manner for translating MPEG-7 semantic descriptions to OWL/RDF metadata ones and also for enhancing them by linking them with domain specific ontologies. As elaborated in Section 5, it alleviates the need from cumbersome, and unavoidably imprecise, mappings from existing ontologies to the coarse semantic conceptualisation of MPEG-7.</text:p>
        </text:list-item>
        <text:list-item>
          <text:p text:style-name="P8">The DS-MIRF ontological framework has been practically tested in the domain of soccer and Formula 1 [34], demonstrating support for MPEG-7 based semantic multimedia for both OWL and MPEG-7 repositories.</text:p>
        </text:list-item>
      </text:list>
      <text:h text:style-name="Heading_20_1" text:outline-level="1"><text:soft-page-break/>The COMM ontology</text:h>
      <text:list xml:id="list3773656930770483482" text:style-name="L9">
        <text:list-item>
          <text:p text:style-name="P11"><text:span text:style-name="T3">The Core Ontology for MultiMedia (COMM) [15] constitutes the most recent approach to the formalisation of MPEG-7 descriptions semantics.</text:span></text:p>
        </text:list-item>
        <text:list-item>
          <text:p text:style-name="P9">In order to provide a common foundational framework for the description of multimedia documents, COMM extends the Descriptions &amp; Situations (D&amp;S) and Ontology of Information Objects (OIO) design patterns [36] of DOLCE, by re-engineering the MPEG-7 description tools. </text:p>
        </text:list-item>
        <text:list-item>
          <text:p text:style-name="P9">COMM has been utilised for supporting knowledge management of multimedia documents in industrial domains, including competitor car analysis and issue resolution in jet engines, in a fashion similar to previously described applications that relate to semantic content analysis and retrieval. </text:p>
        </text:list-item>
      </text:list>
      <text:h text:style-name="Heading_20_1" text:outline-level="1">Summary</text:h>
      <text:list xml:id="list3786566997931235313" text:style-name="L10">
        <text:list-item>
          <text:p text:style-name="P10">In their majority, the proposed ontologies follow a modular architecture, facilitating separation of concerns, extensibility and effective management of the produced metadata. All ontologies, except for the Rhizomik, have been manually constructed, and OWL, the official recommendation of W3C for the Semantic Web, appears to be the commonly selected representation language.</text:p>
        </text:list-item>
        <text:list-item>
          <text:p text:style-name="P10">As will be described in following Sections though, there is not always a correspondence between the expressive power provided by the adopted representation language, and the constructed ontology definitions that model the intended descriptions. That is, many of the expressive language constructs remain unexploited.</text:p>
        </text:list-item>
        <text:list-item>
          <text:p text:style-name="P10">Observing the intended application context, the developed ontologies appear to fall into two categories. The common goal underlying all MPEG-7 ontologies of course is to formalise the meaning of multimedia content descriptions. However, this aspiration is slightly differentiated with respect to the application contexts envisaged by the different ontologies. The DS-MIRD and Rhizomik ontologies, apart from providing references for multimedia annotations generation, focus in particular on making visible and exploitable to the Semantic Web, existing MPEG-7 metadata repositories created by the XML communities.</text:p>
        </text:list-item>
        <text:list-item>
          <text:p text:style-name="P10">In principle, the rest of ontologies could also be used to translate existing MPEG-7 metadata into corresponding RDFS or OWL descriptions, as long as the modelling rationale followed could be captured in a systematic methodology. Given though that their modelling targets more the intended semantics rather than the immediate consideration of all of the original MPEG-7 elements, such task could be considerably challenging. These ontologies though, can be very used to effectively create new multimedia content annotations, with formal semantics and in compliance with the MPEG-7 intended coverage. This trait associates also to the extensive usage of such ontologies in semantic content analysis applications.</text:p>
        </text:list-item>
        <text:list-item>
          <text:p text:style-name="P10">As discussed later in the paper, where the complementary roles served by the individual ontologies are examined towards their harmonisation, ontologies such the Rhizomik and DS-MIRF may provide a first MPEG-7 to RDF translation, which could undergo further <text:soft-page-break/>transformation into a more scalable and semantically effective representation using one of the other ontologies. This relates to the final observation regarding the supported MPEG-7 coverage. All ontologies besides the Rhizomik and DS-MIRF ones address media specific descriptions (i.e. structure and low-level features), leaving semantic aspects to external domain ontologies, to which linking is achieved by utilising an upper ontology that provides generic classes/properties that serve as attachment points. As aforedescribed, COMM is the only ontology that encompasses and formalises these interconnections in itself. Following a different perspective, the Rhizomik and DS-MIRF ontologies model the MPEG-7 Semantic DS description tools as well. Finally, all ontology, but for Rhizomik, have been constructed manually. </text:p>
        </text:list-item>
        <text:list-item>
          <text:p text:style-name="P10">We note that not necessarily all elements included in the respective MPEG-7 parts are defined in the corresponding ontology, as in the most cases the goal is not to have a “1-to-1” mapping between MPEG-7 tools and ontology definitions but rather a functional mapping that provides equal description capabilities, and always with respect to the needs of the application at hand. In the following </text:p>
        </text:list-item>
        <text:list-item>
          <text:p text:style-name="P12">The key issue in semantic interoperability is the ability to automatically process the information in a machine-understandable manner. The first step for achieving common understanding is a representation language that exchanges the formal semantics of the multimedia information. Systems that understand these semantics (agents, querying engines, etc.) can process the information captured in this language and provide semantically enabled services in the web like search and retrieval. Given the different context of usages, several definitions of semantic interoperability have been proposed in the literature. In the following, we present four alternative architectures for the meaningful communication of multimedia metadata, which due to the particular features pertaining to multimedia content, relate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9T01:28:27.730000000</meta:creation-date>
    <dc:date>2014-07-19T01:57:48.289000000</dc:date>
    <meta:editing-duration>PT19M12S</meta:editing-duration>
    <meta:editing-cycles>5</meta:editing-cycles>
    <meta:generator>LibreOffice/4.2.0.1$Windows_x86 LibreOffice_project/7bf567613a536ded11709b952950c9e8f7181a4a</meta:generator>
    <meta:document-statistic meta:table-count="0" meta:image-count="0" meta:object-count="0" meta:page-count="4" meta:paragraph-count="41" meta:word-count="1461" meta:character-count="10055" meta:non-whitespace-character-count="8658"/>
  </office:meta>
</office:document-meta>
</file>